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1.058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529cm" style:contextual-spacing="false" fo:padding-left="0cm" fo:padding-right="0cm" fo:padding-top="0cm" fo:padding-bottom="0.141cm" fo:border-left="none" fo:border-right="none" fo:border-top="none" fo:border-bottom="0.74pt solid #2e75b6"/>
    </style:style>
    <style:style style:name="P5" style:family="paragraph" style:parent-style-name="Standard">
      <style:paragraph-properties fo:margin-top="0cm" fo:margin-bottom="0.212cm" style:contextual-spacing="false"/>
    </style:style>
    <style:style style:name="P6" style:family="paragraph" style:parent-style-name="Standard">
      <style:paragraph-properties fo:margin-top="0cm" fo:margin-bottom="0.106cm" style:contextual-spacing="false"/>
    </style:style>
    <style:style style:name="P7" style:family="paragraph" style:parent-style-name="Standard">
      <style:paragraph-properties fo:margin-top="0.353cm" fo:margin-bottom="0.282cm" style:contextual-spacing="false"/>
      <style:text-properties fo:color="#1f3864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8" style:family="paragraph" style:parent-style-name="Standard">
      <style:paragraph-properties fo:margin-top="0.353cm" fo:margin-bottom="0.282cm" style:contextual-spacing="false"/>
    </style:style>
    <style:style style:name="P9" style:family="paragraph" style:parent-style-name="Standard">
      <style:paragraph-properties fo:margin-top="0cm" fo:margin-bottom="0.106cm" style:contextual-spacing="false"/>
      <style:text-properties fo:color="#2e75b6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fo:color="#2e75b6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margin-top="0cm" fo:margin-bottom="0.212cm" style:contextual-spacing="false"/>
      <style:text-properties officeooo:paragraph-rsid="00133254"/>
    </style:style>
    <style:style style:name="T1" style:family="text">
      <style:text-properties fo:color="#1f3864" loext:opacity="100%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1f3864" loext:opacity="100%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3" style:family="text">
      <style:text-properties fo:color="#1f3864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4" style:family="text">
      <style:text-properties fo:color="#555555" loext:opacity="100%" fo:font-size="10pt" style:font-name-asian="Arial1" style:font-size-asian="10pt" style:font-name-complex="Arial1" style:font-size-complex="10pt"/>
    </style:style>
    <style:style style:name="T5" style:family="text">
      <style:text-properties fo:font-size="11pt" style:font-name-asian="Arial1" style:font-size-asian="11pt" style:font-name-complex="Arial1" style:font-size-complex="11pt"/>
    </style:style>
    <style:style style:name="T6" style:family="text">
      <style:text-properties fo:font-size="11pt" officeooo:rsid="00133254" style:font-name-asian="Arial1" style:font-size-asian="11pt" style:font-name-complex="Arial1" style:font-size-complex="11pt"/>
    </style:style>
    <style:style style:name="T7" style:family="text">
      <style:text-properties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8" style:family="text">
      <style:text-properties fo:color="#2e75b6" loext:opacity="100%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color="#2e75b6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fessional Email Drafts</text:span></text:p>
      <text:p text:style-name="P2"><text:span text:style-name="T4">Task 4 – Email Etiquette <text:s/>| <text:s/>Digital Literacy Assignment</text:span></text:p>
      <text:p text:style-name="P3"><text:span text:style-name="T2">Email 1 — Assignment Extension Request</text:span></text:p>
      <text:p text:style-name="P4"/>
      <text:p text:style-name="P11"><text:a xlink:type="simple" xlink:href="mailto:dr.sharma@vitbhopal.ac.in" text:style-name="Internet_20_link" text:visited-style-name="Visited_20_Internet_20_Link"><text:span text:style-name="T5">dr.sharma@vitbhopal.ac.i</text:span><text:span text:style-name="T6">n</text:span></text:a><text:span text:style-name="T6"> </text:span></text:p>
      <text:p text:style-name="P11"><text:span text:style-name="T5">sudish.25bce11358@vitbhopal.ac.in</text:span></text:p>
      <text:p text:style-name="P6"><text:span text:style-name="T8">DATE: </text:span><text:span text:style-name="T5">27 March 2026</text:span></text:p>
      <text:p text:style-name="P6"><text:span text:style-name="T8">SUBJECT: </text:span><text:span text:style-name="T5">Request for Assignment Submission Extension – Data Structures (CS2001)</text:span></text:p>
      <text:p text:style-name="P5"><text:span text:style-name="T5">Dear Dr. Sharma,</text:span></text:p>
      <text:p text:style-name="P5"><text:span text:style-name="T5"><text:line-break/>I am writing to respectfully request a short extension for the Data Structures assignment (Unit 3 – Linked Lists), originally due on 31 March 2026.</text:span></text:p>
      <text:p text:style-name="P3"/>
      <text:p text:style-name="P5"><text:span text:style-name="T5">Over the past week, I have been unwell and have consequently fallen behind on completing the assignment to the standard I know is expected. I have made progress, but I want to ensure the submission reflects genuine understanding of the concepts rather than rushed work.</text:span></text:p>
      <text:p text:style-name="P3"/>
      <text:p text:style-name="P5"><text:span text:style-name="T5">I am requesting an extension of three additional days, submitting by 3 April 2026. I understand the demands on your schedule and assure you that no further extensions will be required.</text:span></text:p>
      <text:p text:style-name="P3"/>
      <text:p text:style-name="P5"><text:span text:style-name="T5">Thank you for your time and understanding. I am happy to discuss this further at your earliest convenience.</text:span></text:p>
      <text:p text:style-name="P3"/>
      <text:p text:style-name="P6"><text:span text:style-name="T5">Yours sincerely,</text:span></text:p>
      <text:p text:style-name="P3"/>
      <text:p text:style-name="P5"><text:span text:style-name="T7">Sudish Agarwal</text:span></text:p>
      <text:p text:style-name="P5"><text:span text:style-name="T5">B.Tech Computer Science (1st Year, 2nd Semester)</text:span></text:p>
      <text:p text:style-name="P5"><text:span text:style-name="T5">Roll No: 23BCE11358 <text:s/>| <text:s/>VIT Bhopal University</text:span></text:p>
      <text:p text:style-name="P5"><text:span text:style-name="T5">Mob: +91-XXXXXXXXXX <text:s/>| <text:s/>sudish.25bce11358@vitbhopal.ac.in</text:span></text:p>
      <text:p text:style-name="P3"/>
      <text:p text:style-name="P3"/>
      <text:p text:style-name="P7" loext:marker-style-name="T3"/>
      <text:p text:style-name="P7" loext:marker-style-name="T3"/>
      <text:p text:style-name="P8"><text:soft-page-break/><text:span text:style-name="T2">Email 2 — Summer Internship Interest</text:span></text:p>
      <text:p text:style-name="P4"/>
      <text:p text:style-name="P5"><text:span text:style-name="T5">internships@techcorpsolutions.in</text:span></text:p>
      <text:p text:style-name="P5"><text:span text:style-name="T5">sudish.25bce11358@vitbhopal.ac.in</text:span></text:p>
      <text:p text:style-name="P6"><text:span text:style-name="T8">DATE: </text:span><text:span text:style-name="T5">27 March 2026</text:span></text:p>
      <text:p text:style-name="P6"><text:span text:style-name="T8">SUBJECT: </text:span><text:span text:style-name="T5">Application for Summer Internship 2026 – Computer Science Undergraduate</text:span></text:p>
      <text:p text:style-name="P5"><text:span text:style-name="T5">Dear Internship Coordinator,</text:span></text:p>
      <text:p text:style-name="P9" loext:marker-style-name="T9"/>
      <text:p text:style-name="P5"><text:span text:style-name="T5">I am a first-year B.Tech Computer Science student at VIT Bhopal University, and I am writing to express my interest in a summer internship opportunity at TechCorp Solutions for the upcoming vacation period (May–July 2026).</text:span></text:p>
      <text:p text:style-name="P3"/>
      <text:p text:style-name="P5"><text:span text:style-name="T5">I have been developing hands-on skills in Python, web development, and data structures through coursework and self-directed projects, including an expense tracker application available on my GitHub profile (github.com/sudish-666). I am also currently preparing for Google and Microsoft AI certifications, reflecting my commitment to continuous learning.</text:span></text:p>
      <text:p text:style-name="P3"/>
      <text:p text:style-name="P5"><text:span text:style-name="T5">I am drawn to TechCorp's work in AI-integrated software solutions and would welcome the chance to contribute meaningfully while gaining industry exposure. I am available for both on-site and remote roles and can join from the first week of May.</text:span></text:p>
      <text:p text:style-name="P3"/>
      <text:p text:style-name="P5"><text:span text:style-name="T5">I have attached my resume for your reference. I would be grateful for the opportunity to discuss how I might contribute to your team.</text:span></text:p>
      <text:p text:style-name="P10" loext:marker-style-name="T9"/>
      <text:p text:style-name="P5"><text:span text:style-name="T5">Yours sincerely,</text:span></text:p>
      <text:p text:style-name="P3"/>
      <text:p text:style-name="P5"><text:span text:style-name="T7">Sudish Agarwal</text:span></text:p>
      <text:p text:style-name="P5"><text:span text:style-name="T5">B.Tech Computer Science (1st Year) – VIT Bhopal University</text:span></text:p>
      <text:p text:style-name="P5"><text:span text:style-name="T5">GitHub: github.com/sudish-666 <text:s/>| <text:s/>sudish.25bce11358@vitbhopal.ac.in</text:span></text:p>
      <text:p text:style-name="P5"><text:span text:style-name="T5">Mob: +91-XXXXXXXXX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IN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Strong_20_Emphasis_20__28_WW_29_" style:display-name="Strong Emphasis (WW)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IN" fo:font-weight="bold" style:letter-kerning="false" style:font-name-asian="Arial1" style:font-family-asian="Arial" style:font-family-generic-asian="system" style:font-pitch-asian="variable" style:font-size-asian="11pt" style:language-asian="zh" style:country-asian="CN" style:font-weight-asian="bold" style:font-name-complex="Arial1" style:font-family-complex="Arial" style:font-family-generic-complex="system" style:font-pitch-complex="variable" style:font-size-complex="11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IN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2:40:59</meta:creation-date>
    <meta:initial-creator>Un-named</meta:initial-creator>
    <dc:language>en-IN</dc:language>
    <dc:date>2026-03-28T23:09:10.608624264</dc:date>
    <meta:editing-cycles>3</meta:editing-cycles>
    <meta:editing-duration>PT3M34S</meta:editing-duration>
    <meta:generator>LibreOffice/24.2.7.2$Linux_X86_64 LibreOffice_project/420$Build-2</meta:generator>
    <meta:document-statistic meta:table-count="0" meta:image-count="0" meta:object-count="0" meta:page-count="2" meta:paragraph-count="32" meta:word-count="361" meta:character-count="2534" meta:non-whitespace-character-count="2189"/>
    <meta:user-defined meta:name="AppVersion">15.0000</meta:user-defined>
  </office:meta>
</office:document-meta>
</file>